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83500000D07C93C1FF3.svm"/>
  <manifest:file-entry manifest:media-type="" manifest:full-path="Pictures/20000007000028BA0000195398BF096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*****************************************************************************/</text:p>
      <text:p text:style-name="P2">/************************** <text:s/>Name:- Divesh Uttamchandani <text:s/>**************************/</text:p>
      <text:p text:style-name="P2">/************************** <text:s/>Class :- XII <text:s/>A <text:s text:c="28"/>**************************/</text:p>
      <text:p text:style-name="P2">/************************** <text:s/>Date <text:s/>:- 10 August 2014 <text:s text:c="13"/>**************************/</text:p>
      <text:p text:style-name="P2">/************************** <text:s/>Q-13):- Copy File <text:s text:c="22"/>**************************/</text:p>
      <text:p text:style-name="P2">/*******************************************************************************/</text:p>
      <text:p text:style-name="Standard">#include&lt;fstream.h&gt;</text:p>
      <text:p text:style-name="Standard">#include&lt;stdio.h&gt;</text:p>
      <text:p text:style-name="Standard">#include&lt;conio.h&gt;</text:p>
      <text:p text:style-name="Standard"/>
      <text:p text:style-name="Standard">//////////////////////////////////////////////////Declaration of Functions//////////////////////////////////////////////////////////</text:p>
      <text:p text:style-name="Standard">void copy(char dest[20],char source[20])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>//**********************************Void Main()**********************************//</text:p>
      <text:p text:style-name="Standard">void main()</text:p>
      <text:p text:style-name="Standard">{</text:p>
      <text:p text:style-name="Standard"><text:s/>char file1[20],file2[20];</text:p>
      <text:p text:style-name="Standard"><text:s/>cout&lt;&lt;"\nenter file1";</text:p>
      <text:p text:style-name="Standard"><text:s/>gets(file1);</text:p>
      <text:p text:style-name="Standard"><text:s/>cout&lt;&lt;"\nenter file 2";</text:p>
      <text:p text:style-name="Standard"><text:s/>gets(file2);</text:p>
      <text:p text:style-name="Standard"><text:s/>copy(file2,file1);</text:p>
      <text:p text:style-name="Standard"><text:s/>getch();</text:p>
      <text:p text:style-name="Standard">}</text:p>
      <text:p text:style-name="Standard">//********************************End Of Main***********************************//</text:p>
      <text:p text:style-name="Standard"/>
      <text:p text:style-name="Standard">////////////////////////////////////////////////////Defination of Functions//////////////////////////////////////////////////////////</text:p>
      <text:p text:style-name="Standard">void copy(char dest[20],char source[20])</text:p>
      <text:p text:style-name="Standard">{</text:p>
      <text:p text:style-name="Standard"><text:s/>ofstream fout(dest,ios::trunc|ios::noreplace);</text:p>
      <text:p text:style-name="Standard"><text:s/>ifstream fin(source);</text:p>
      <text:p text:style-name="Standard"/>
      <text:p text:style-name="Standard"><text:s/>if(!fout||!fin)</text:p>
      <text:p text:style-name="Standard"><text:s/>cout&lt;&lt;"\nerror";</text:p>
      <text:p text:style-name="Standard"><text:s/>else</text:p>
      <text:p text:style-name="Standard"><text:s text:c="2"/>{</text:p>
      <text:p text:style-name="Standard"><text:s text:c="2"/>fin.seekg(0);</text:p>
      <text:p text:style-name="Standard"><text:s text:c="2"/>char ch;</text:p>
      <text:p text:style-name="Standard"><text:s text:c="6"/>while(fin.get(ch))</text:p>
      <text:p text:style-name="Standard"><text:s text:c="6"/>{</text:p>
      <text:p text:style-name="Standard"><text:s text:c="6"/>fout.put(ch);</text:p>
      <text:p text:style-name="Standard"><text:s text:c="6"/>}</text:p>
      <text:p text:style-name="Standard"><text:s text:c="2"/>}</text:p>
      <text:p text:style-name="Standard"><text:s text:c="2"/>fin.close();</text:p>
      <text:p text:style-name="Standard"><text:s text:c="2"/>fout.close();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P1"><text:soft-page-break/>OUTPUT</text:p>
      <text:p text:style-name="P1"/>
      <text:p text:style-name="P1"><draw:frame draw:style-name="fr1" draw:name="graphics1" text:anchor-type="paragraph" svg:width="11.458cm" svg:height="6.482cm" draw:z-index="0"><draw:image xlink:href="Pictures/20000007000028BA0000195398BF096B.svm" xlink:type="simple" xlink:show="embed" xlink:actuate="onLoad"/></draw:frame><draw:frame draw:style-name="fr2" draw:name="graphics2" text:anchor-type="paragraph" svg:x="2.732cm" svg:y="6.895cm" svg:width="11.538cm" svg:height="3.336cm" draw:z-index="1"><draw:image xlink:href="Pictures/200000070000283500000D07C93C1FF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8-10T17:04:22.72</meta:creation-date>
    <dc:date>2014-12-02T01:35:36.11</dc:date>
    <dc:creator>Divesh </dc:creator>
    <meta:editing-duration>PT7M54S</meta:editing-duration>
    <meta:editing-cycles>8</meta:editing-cycles>
    <meta:generator>OpenOffice/4.0.0$Win32 OpenOffice.org_project/400m3$Build-9702</meta:generator>
    <meta:document-statistic meta:table-count="0" meta:image-count="2" meta:object-count="0" meta:page-count="2" meta:paragraph-count="45" meta:word-count="85" meta:character-count="1760"/>
  </office:meta>
</office:document-meta>
</file>